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2cm" fo:min-width="3.62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952cm" svg:x="1.952cm" svg:y="2.905cm">
          <text:p text:style-name="P1"><text:span text:style-name="T1">rc_receiv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0.952cm" svg:x="6.397cm" svg:y="2.905cm">
          <text:p text:style-name="P1"><text:span text:style-name="T1">motion_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0.952cm" svg:x="11.795cm" svg:y="2.905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0.952cm" svg:x="17.51cm" svg:y="2.905cm">
          <text:p text:style-name="P1"><text:span text:style-name="T1">apply PW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5.98cm" svg:x2="3.54cm" svg:y2="3.857cm">
          <text:p/>
        </draw:line>
        <draw:line draw:style-name="gr4" draw:text-style-name="P3" draw:layer="layout" svg:x1="5.127cm" svg:y1="3.422cm" svg:x2="6.397cm" svg:y2="3.422cm">
          <text:p/>
        </draw:line>
        <draw:line draw:style-name="gr5" draw:text-style-name="P3" draw:layer="layout" svg:x1="10.525cm" svg:y1="3.44cm" svg:x2="11.795cm" svg:y2="3.44cm">
          <text:p/>
        </draw:line>
        <draw:line draw:style-name="gr6" draw:text-style-name="P3" draw:layer="layout" svg:x1="15.922cm" svg:y1="3.44cm" svg:x2="17.51cm" svg:y2="3.44cm">
          <text:p/>
        </draw:line>
        <draw:line draw:style-name="gr7" draw:text-style-name="P3" draw:layer="layout" svg:x1="3.54cm" svg:y1="5.98cm" svg:x2="19.732cm" svg:y2="5.98cm">
          <text:p/>
        </draw:line>
        <draw:line draw:style-name="gr7" draw:text-style-name="P3" draw:layer="layout" svg:x1="19.732cm" svg:y1="5.98cm" svg:x2="19.732cm" svg:y2="3.8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6:05:06.497591632</meta:creation-date>
    <dc:date>2025-11-21T16:28:39.579847108</dc:date>
    <meta:editing-duration>PT53S</meta:editing-duration>
    <meta:editing-cycles>2</meta:editing-cycles>
    <meta:generator>LibreOffice/24.2.7.2$Linux_X86_64 LibreOffice_project/420$Build-2</meta:generator>
    <meta:print-date>2025-11-21T16:28:33.481864755</meta:print-date>
    <meta:printed-by>PDF files</meta:printed-by>
    <meta:document-statistic meta:object-count="10"/>
  </office:meta>
</office:document-meta>
</file>